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fo:font-weight="bold" style:font-weight-asian="bold" style:font-weight-complex="bold"/>
    </style:style>
    <style:style style:name="T80" style:family="text">
      <style:text-properties fo:font-style="italic" style:font-style-asian="italic" style:font-style-complex="italic" fo:font-weight="bold" style:font-weight-asian="bold" style:font-weight-complex="bold"/>
    </style:style>
    <style:style style:name="T81" style:family="text">
      <style:text-properties fo:font-style="italic" style:font-style-asian="italic" style:font-style-complex="italic"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Entrepreneurship</text:p>
        </text:list-item>
        <text:list-item>
          <text:p text:style-name="P1">Software Engineering</text:p>
        </text:list-item>
        <text:list-item>
          <text:p text:style-name="P1">Web applications development</text:p>
        </text:list-item>
        <text:list-item>
          <text:p text:style-name="P1">Project management</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University of North Carolina at Asheville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span text:style-name="T7">OpenTest</text:span><text:span text:style-name="T8"> </text:span><text:span text:style-name="T9">Pro</text:span><text:span text:style-name="T10">,</text:span><text:span text:style-name="T11"> </text:span><text:span text:style-name="T12">LLC</text:span> JAN 2008 - 2011</text:p>
      <text:list text:style-name="L5">
        <text:list-item>
          <text:p text:style-name="P5">Founded the company to provide educational resources relating to automated testing and continuous integration using open source tools in a PHP environment.</text:p>
        </text:list-item>
        <text:list-item>
          <text:p text:style-name="P5">Activities include technical writing, web application development in Ruby on Rails and Flex, studio voiceover recording, and project management.</text:p>
        </text:list-item>
      </text:list>
      <text:p text:style-name="First_20_paragraph"><text:span text:style-name="T13">Independent</text:span><text:span text:style-name="T14"> </text:span><text:span text:style-name="T15">Contracting</text:span> 2004 - 2009</text:p>
      <text:list text:style-name="L6">
        <text:list-item>
          <text:p text:style-name="P6">Turnull &amp; Asser - shirtmakers (2008-2009). Built a virtual showroom for their bespoke department, allowing users to browse fabrics and place orders. Ruby on Rails backend, Flash frontend.</text:p>
        </text:list-item>
        <text:list-item>
          <text:p text:style-name="P6">Idance.net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6">Various smaller websites and components.</text:p>
        </text:list-item>
      </text:list>
      <text:p text:style-name="First_20_paragraph"><text:span text:style-name="T16">OnForce</text:span><text:span text:style-name="T17">,</text:span><text:span text:style-name="T18"> </text:span><text:span text:style-name="T19">Inc</text:span><text:span text:style-name="T20"> </text:span><text:span text:style-name="T21">-</text:span><text:span text:style-name="T22"> </text:span><text:span text:style-name="T23">New</text:span><text:span text:style-name="T24"> </text:span><text:span text:style-name="T25">York</text:span><text:span text:style-name="T26">,</text:span><text:span text:style-name="T27"> </text:span><text:span text:style-name="T28">NY</text:span> JUNE 2006 - DEC 2007</text:p>
      <text:list text:style-name="L7">
        <text:list-item>
          <text:p text:style-name="P7">Programmed features and updates to the OnForce platform.</text:p>
        </text:list-item>
        <text:list-item>
          <text:p text:style-name="P7">Introduced automated testing with PHPUnit. Implemented tests for OnForce's public-facing API. Unit testing infrastructure included PHPUnit with a custom test database refreshing mechanism, Selenium, and CruiseControl.</text:p>
        </text:list-item>
        <text:list-item>
          <text:p text:style-name="P7">Integrated OnFoce platform with Salesforce APIs to provide up-to-date customer information for sales and support teams.</text:p>
        </text:list-item>
        <text:list-item>
          <text:p text:style-name="P7">Project managed the implementation of Salesforce throughout the company, and oversaw the administration of the application.</text:p>
        </text:list-item>
      </text:list>
      <text:p text:style-name="First_20_paragraph"><text:span text:style-name="T29">JBA</text:span><text:span text:style-name="T30"> </text:span><text:span text:style-name="T31">Network</text:span><text:span text:style-name="T32"> </text:span><text:span text:style-name="T33">-</text:span><text:span text:style-name="T34"> </text:span><text:span text:style-name="T35">Asheville</text:span><text:span text:style-name="T36">,</text:span><text:span text:style-name="T37"> </text:span><text:span text:style-name="T38">NC</text:span> JUNE 2003 - DEC 2006</text:p>
      <text:list text:style-name="L8">
        <text:list-item>
          <text:p text:style-name="P8">Project manager and lead programmer for medium-scale web application, www.mynewsletterbuilder.com (MNB). Designed the application and wrote the initial release mostly by my self. Later oversaw the development team for the project. MNB is currently one of the main sources of income for the company.</text:p>
        </text:list-item>
        <text:list-item>
          <text:p text:style-name="P8">Developed a modular, object oriented MVC programming framework for PHP.</text:p>
        </text:list-item>
        <text:list-item>
          <text:p text:style-name="P8">Concept development, project management, and programming for other company products and services, including www.jukeboxalive.com and www.byregion.net.</text:p>
        </text:list-item>
        <text:list-item>
          <text:p text:style-name="P8">Systems administration and networking (Linux, Windows).</text:p>
        </text:list-item>
      </text:list>
      <text:p text:style-name="First_20_paragraph"><text:span text:style-name="T39">US</text:span><text:span text:style-name="T40"> </text:span><text:span text:style-name="T41">Navy</text:span><text:span text:style-name="T42"> </text:span><text:span text:style-name="T43">FNMOD</text:span><text:span text:style-name="T44"> </text:span><text:span text:style-name="T45">-</text:span><text:span text:style-name="T46"> </text:span><text:span text:style-name="T47">Asheville</text:span><text:span text:style-name="T48">,</text:span><text:span text:style-name="T49"> </text:span><text:span text:style-name="T50">NC</text:span> MAY 2001 - AUG 2001</text:p>
      <text:list text:style-name="L9">
        <text:list-item>
          <text:p text:style-name="P9">Programmer, database designer. Migrated Navy weather data from a flat text format to a MySQL database. Wrote a Java application for quality checking weather data, and converting it to a MySQL-accessible format.</text:p>
        </text:list-item>
      </text:list>
      <text:p text:style-name="First_20_paragraph"><text:span text:style-name="T51">Freelance</text:span><text:span text:style-name="T52"> </text:span><text:span text:style-name="T53">-</text:span><text:span text:style-name="T54"> </text:span><text:span text:style-name="T55">Sydney</text:span><text:span text:style-name="T56">,</text:span><text:span text:style-name="T57"> </text:span><text:span text:style-name="T58">Australia</text:span> DEC 1999 - DEC 2000</text:p>
      <text:list text:style-name="L10">
        <text:list-item>
          <text:p text:style-name="P10">Web designer, programmer. Developed a Java search engine applet for a CD-ROM based knowledge bank. Various other web development and graphic design projects.</text:p>
        </text:list-item>
      </text:list>
      <text:p text:style-name="First_20_paragraph"><text:span text:style-name="T59">Internet</text:span><text:span text:style-name="T60"> </text:span><text:span text:style-name="T61">Safety</text:span><text:span text:style-name="T62"> </text:span><text:span text:style-name="T63">Association</text:span><text:span text:style-name="T64"> </text:span><text:span text:style-name="T65">-</text:span><text:span text:style-name="T66"> </text:span><text:span text:style-name="T67">Asheville</text:span><text:span text:style-name="T68">,</text:span><text:span text:style-name="T69"> </text:span><text:span text:style-name="T70">NC</text:span> DEC 1998 - DEC 1999</text:p>
      <text:list text:style-name="L11">
        <text:list-item>
          <text:p text:style-name="P11">Designer, computer technician. HTML and JavaScript programming, graphic design, web design and management, network management, computer repairs and upgrades.</text:p>
        </text:list-item>
      </text:list>
      <text:p text:style-name="First_20_paragraph"><text:span text:style-name="T71">Various</text:span><text:span text:style-name="T72"> </text:span><text:span text:style-name="T73">-</text:span><text:span text:style-name="T74"> </text:span><text:span text:style-name="T75">Asheville</text:span><text:span text:style-name="T76">,</text:span><text:span text:style-name="T77"> </text:span><text:span text:style-name="T78">NC</text:span> 1996 - 1998</text:p>
      <text:list text:style-name="L12">
        <text:list-item>
          <text:p text:style-name="P12">Assorted computer related jobs and volunteer work, including CAT-5 and fiber-optic network installation, web development, desktop publishing, technical writing, computer repair, and technical support.</text:p>
        </text:list-item>
      </text:list>
      <text:p text:style-name="First_20_paragraph"><text:span text:style-name="T79">Excellent</text:span><text:span text:style-name="T80"> </text:span><text:span text:style-name="T81">References</text:span><text:span text:style-name="T82"> </text:span><text:span text:style-name="T83">Available</text:span><text:span text:style-name="T84"> </text:span><text:span text:style-name="T85">Upon</text:span><text:span text:style-name="T86"> </text:span><text:span text:style-name="T87">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31T01:18:52</dc:date>
    <dc:creator>jack </dc:creator>
    <meta:generator>LibreOffice/3.5$Linux_X86_64 LibreOffice_project/350m1$Build-2</meta:generator>
    <meta:editing-duration>PT31M15S</meta:editing-duration>
    <meta:editing-cycles>5</meta:editing-cycles>
    <meta:document-statistic meta:table-count="0" meta:image-count="0" meta:object-count="0" meta:page-count="2" meta:paragraph-count="54" meta:word-count="607" meta:character-count="4216" meta:non-whitespace-character-count="3693"/>
  </office:meta>
</office:document-meta>
</file>